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Impl.linkAdded( Link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moveUp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getParent( 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TreeImpl.getNode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TreeImpl.linkRemove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Impl.add( String path , Docume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TreeImpl.lo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teTreeImpl.loadLinks( TreeNodeImpl node , NamespaceHelper helper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Impl.contain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getPath2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getSour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Impl.getParen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contains( String path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Impl.containsInAnyLanguage( String 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TreeImpl.add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nodeRemov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Impl.nodeAdded( Sit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TreeImpl.getTree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Key( Link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Impl.add( String path , String followingSibling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TreeImpl.moveDow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getByUuid( String uuid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TreeImpl.saveLinks( SiteNode node , NamespaceHelper helper , Element nod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TreeImpl.sa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TreeImpl.getRepository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Impl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UuidLanguage2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Impl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TopLevel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Key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containsByUui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TreeImpl.SiteTreeImpl( ServiceManager manager , Area area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TreeImpl.pr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Impl.getRevision( Node repo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Impl.loadNodes( TreeNode parent , NamespaceHelper helper ,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TreeImpl.saveNodes( TreeNode parent , NamespaceHelper helper , Element parent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teTreeImpl.get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TreeImpl.ini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